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ad442"/>
    </style:style>
    <style:style style:name="P2" style:family="paragraph" style:parent-style-name="Standard">
      <style:text-properties officeooo:paragraph-rsid="001af822"/>
    </style:style>
    <style:style style:name="P3" style:family="paragraph" style:parent-style-name="Standard">
      <style:text-properties officeooo:paragraph-rsid="001bc532"/>
    </style:style>
    <style:style style:name="P4" style:family="paragraph" style:parent-style-name="Standard">
      <style:text-properties officeooo:rsid="001e8e9a" officeooo:paragraph-rsid="001e8e9a"/>
    </style:style>
    <style:style style:name="P5" style:family="paragraph" style:parent-style-name="Standard">
      <style:text-properties officeooo:rsid="001f5111" officeooo:paragraph-rsid="001f5111"/>
    </style:style>
    <style:style style:name="P6" style:family="paragraph" style:parent-style-name="Text_20_body">
      <style:text-properties officeooo:paragraph-rsid="001af822"/>
    </style:style>
    <style:style style:name="P7" style:family="paragraph" style:parent-style-name="Text_20_body">
      <style:text-properties officeooo:rsid="001e8e9a" officeooo:paragraph-rsid="001e8e9a"/>
    </style:style>
    <style:style style:name="P8" style:family="paragraph" style:parent-style-name="Text_20_body">
      <style:paragraph-properties fo:margin-top="0cm" fo:margin-bottom="0.499cm" loext:contextual-spacing="false"/>
      <style:text-properties officeooo:paragraph-rsid="001af822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0b445"/>
    </style:style>
    <style:style style:name="P11" style:family="paragraph" style:parent-style-name="Preformatted_20_Text">
      <style:text-properties officeooo:rsid="001f5111" officeooo:paragraph-rsid="0020b445"/>
    </style:style>
    <style:style style:name="P12" style:family="paragraph" style:parent-style-name="Standard">
      <style:text-properties officeooo:paragraph-rsid="001af822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h解释器的优点：支持多个快捷键，tab补全功能，历史记录，定义别名，重定向，管道</text:p>
      <text:p text:style-name="Standard"><text:s/></text:p>
      <text:p text:style-name="Standard"/>
      <text:p text:style-name="Standard"/>
      <text:p text:style-name="Standard"/>
      <text:p text:style-name="Standard">编写规范shell脚本</text:p>
      <text:p text:style-name="Standard">1.声明解释器</text:p>
      <text:p text:style-name="Standard">2.注释脚本功能，或者变量含义</text:p>
      <text:p text:style-name="Standard">3.脚本代码</text:p>
      <text:p text:style-name="Standard"/>
      <text:p text:style-name="Standard">运行设立了脚本的方法</text:p>
      <text:p text:style-name="Standard">1.source <text:s/>test.sh ,不开启新的子进程，是直接运行脚本 可以简写为 . <text:s/>test.sh <text:s/>(. 相当于source）</text:p>
      <text:p text:style-name="Standard"><text:s text:c="2"/>如果脚本最后是exit结尾，则会造成退出原本的环境</text:p>
      <text:p text:style-name="Standard">2.bash <text:s text:c="2"/>test.sh ,开启新的子进程，是在原有的解释器基础上加上一个新的bash解释器，然后运行脚本</text:p>
      <text:p text:style-name="Standard"><text:s/>#相对于source比较安全，比路径要简单，建议使用</text:p>
      <text:p text:style-name="Standard">3.相对路径 ./test.sh 和绝对路径 /opt/test.sh ,指定脚本的路径，前提是必须有x权限 </text:p>
      <text:p text:style-name="Standard"><text:s/></text:p>
      <text:p text:style-name="Standard"><text:s/>pstree进程树命令</text:p>
      <text:p text:style-name="Standard"/>
      <text:p text:style-name="Standard">classroom.example.com 的ip地址为172.25.254.254</text:p>
      <text:p text:style-name="Standard"/>
      <text:p text:style-name="Standard">shell 变量</text:p>
      <text:p text:style-name="Standard">1.自定义变量---- 自定义/赋值/查看变量</text:p>
      <text:p text:style-name="Standard">2.系统变量 ------环境/位置/预定义变量</text:p>
      <text:p text:style-name="Standard"/>
      <text:p text:style-name="Standard">自定义变量规则：</text:p>
      <text:p text:style-name="Standard">1.变量的起名，不能以数字开头/特殊符号命名（因为这几块已经在其他地方使用了），等号两边无空格</text:p>
      <text:p text:style-name="Standard">不建议使用大写字母，因为大写字母也有部分用于了预定义变量，建议用小写字母</text:p>
      <text:p text:style-name="P1">2.通过echo $变量名 可输出变量值：</text:p>
      <text:p text:style-name="P1"><text:s/>查看变量时，若变量名称与后面要输出的字符串连在一起，则应该以{}将变量名括起来以便区分：</text:p>
      <text:p text:style-name="P1"><text:s/>也可以用特殊字符隔离开，因为系统自动认为你的特殊字符不是变量，而直接输出，但不建议用</text:p>
      <text:p text:style-name="P1">3.撤销自定义变量</text:p>
      <text:p text:style-name="Text_20_body">若要撤销已有的变量，可使用unset命令：</text:p>
      <text:p text:style-name="P1">系统变量：</text:p>
      <text:p text:style-name="P2">1.常用环境变量PWD <text:s text:c="4"/>USER <text:s text:c="3"/>SHELL <text:s text:c="4"/>HOME <text:s text:c="4"/>PATH <text:s text:c="4"/>HOSTNAME <text:s text:c="2"/>UID <text:s text:c="2"/></text:p>
      <text:p text:style-name="P2"><text:s text:c="3"/>当前用户的环境变量USER记录了用户名、HOME记录了宿主目录、SHELL记录了登录Shell、HOSTNAME记录主机名、UID是用户的id号：</text:p>
      <text:p text:style-name="P2">2.环境变量PS1表示Shell环境的一级提示符，即命令行提示符（\u 用户名、\h 主机名、\W 工作目录、\$ 权限标识）：</text:p>
      <text:p text:style-name="P2">环境变量PS2表示二级提示符，出现在强制换行、at任务编辑等场合：</text:p>
      <text:p text:style-name="P2">3.使用env可查看所有环境变量：</text:p>
      <text:p text:style-name="P2"/>
      <text:p text:style-name="P2">位置变量与预定义变量:</text:p>
      <text:p text:style-name="P2">$1 <text:s text:c="2"/>脚本在命令行输入的第一个参数</text:p>
      <text:p text:style-name="P3">$2 <text:s text:c="2"/>脚本在命令行输入的第二个参数</text:p>
      <text:p text:style-name="P3">$3 <text:s text:c="2"/>脚本在命令行输入的第三个参数</text:p>
      <text:p text:style-name="P2">$* <text:s text:c="2"/>执行脚本在命令行输入参数的值</text:p>
      <text:p text:style-name="P3">$# <text:s text:c="2"/>执行脚本在命令行输入参数的个数</text:p>
      <text:p text:style-name="P2">$$ <text:s text:c="2"/>执行脚本的进程号</text:p>
      <text:p text:style-name="P2">$? <text:s text:c="2"/>判断上一条命令是否运行成功</text:p>
      <text:p text:style-name="P2">$0 <text:s text:c="2"/>当前的脚本名字或输出本身</text:p>
      <text:p text:style-name="P2">$! <text:s text:c="2"/>查询放在后台的最后一个进程的进程号</text:p>
      <text:p text:style-name="P2"><text:s/></text:p>
      <text:p text:style-name="P2"><text:soft-page-break/>三种引号对赋值的影响 </text:p>
      <text:p text:style-name="P6">1）双引号的应用</text:p>
      <text:p text:style-name="Text_20_body">使用双引号可以界定一个完整字符串。</text:p>
      <text:p text:style-name="P8"/>
      <text:p text:style-name="P8">2）单引号的应用</text:p>
      <text:p text:style-name="Text_20_body">界定一个完整的字符串，并且可以实现屏蔽特殊符号的功能。</text:p>
      <text:p text:style-name="Text_20_body">\也起到屏蔽的作用，但是只屏蔽\后的第一个变量的特殊</text:p>
      <text:p text:style-name="Text_20_body">3）反撇号或$()的应用</text:p>
      <text:p text:style-name="Text_20_body">使用反撇号或$()时，可以将命令执行的标准输出作为字符串存储，因此称为命令替换。</text:p>
      <text:p text:style-name="Text_20_body"/>
      <text:p text:style-name="Text_20_body"/>
      <text:p text:style-name="P2">read命令从键盘读取变量值</text:p>
      <text:p text:style-name="P6">1）read基本用法</text:p>
      <text:p text:style-name="Text_20_body">执行后从会等待并接受用户输入（无任何提示的情况），并赋值给变量str：</text:p>
      <text:p text:style-name="P2">为了不至于使用户不知所措、莫名其妙，推荐的做法是结合-p选项给出友好提示：</text:p>
      <text:p text:style-name="P2"/>
      <text:p text:style-name="P2"/>
      <text:p text:style-name="P4">#!/bin/bash</text:p>
      <text:p text:style-name="P4">read -p "请输入用户名" n</text:p>
      <text:p text:style-name="P4">useradd $n</text:p>
      <text:p text:style-name="P4">read -p "请输入密码" h</text:p>
      <text:p text:style-name="P4">echo $h | passwd --stdin $1 &amp;&gt; /dev/null</text:p>
      <text:p text:style-name="P4">echo <text:s/>$n账户已创建成功</text:p>
      <text:p text:style-name="P4"/>
      <text:p text:style-name="P4">[root@desktop0 ~]# bash nsd03.sh</text:p>
      <text:p text:style-name="P4">请输入用户名 <text:s/><text:span text:style-name="T1">zhaoliu</text:span></text:p>
      <text:p text:style-name="P4">请输入密码 <text:s text:c="2"/><text:span text:style-name="T1">123456</text:span></text:p>
      <text:p text:style-name="P4">zhaoliu账户已创建成功</text:p>
      <text:p text:style-name="P4"/>
      <text:p text:style-name="P7">stty终端显示控制</text:p>
      <text:p text:style-name="Text_20_body">将回显功能关闭（stty -echo），</text:p>
      <text:p text:style-name="Text_20_body">将回显功能恢复（stty echo）。</text:p>
      <text:p text:style-name="P4">#!/bin/bash</text:p>
      <text:p text:style-name="P4">read -p "请输入用户名" n</text:p>
      <text:p text:style-name="P4">useradd $n</text:p>
      <text:p text:style-name="P4">stty -echo <text:s text:c="7"/>//关闭回显，使输入的密码隐藏</text:p>
      <text:p text:style-name="P4">read -p "请输入密码" h</text:p>
      <text:p text:style-name="P4">stty echo <text:s text:c="5"/>//开启回显</text:p>
      <text:p text:style-name="P4">echo $h | passwd --stdin $1 &amp;&gt; /dev/null</text:p>
      <text:p text:style-name="P4">echo <text:s/>$n账户已创建成功</text:p>
      <text:p text:style-name="P4"/>
      <text:p text:style-name="P4"><text:soft-page-break/>[root@desktop0 ~]# bash nsd03.sh</text:p>
      <text:p text:style-name="P4">请输入用户名mayun</text:p>
      <text:p text:style-name="P4">请输入密码mayun账户已创建成功</text:p>
      <text:p text:style-name="P4"/>
      <text:p text:style-name="P4"/>
      <text:p text:style-name="P4"/>
      <text:p text:style-name="P7">使用export发布全局变量</text:p>
      <text:p text:style-name="Text_20_body">默认情况下，自定义的变量为局部变量，只在当前Shell环境中有效，而在子Shell环境中无法直接使用。比如已定义的SCHOOL变量，当进入到sh或bash子Shell后，变量SCHOOL将处于未定义的状态：</text:p>
      <text:p text:style-name="P11">[root@svr5 ~]# yy="Tarena IT Group"</text:p>
      <text:p text:style-name="P11">[root@svr5 ~]# echo $yyTarena IT Group</text:p>
      <text:p text:style-name="P11">[root@svr5 ~]# bash <text:s/>                            //开启bash子进程</text:p>
      <text:p text:style-name="P11">[root@svr5 ~]# echo $yy <text:s/>                        //查看SCHOOL变量值无结果[root@svr5 ~]# exit <text:s/>                            //返回原有Shell环境</text:p>
      <text:p text:style-name="P11">[root@svr5 ~]# echo $yy</text:p>
      <text:p text:style-name="Text_20_body">若希望定义的变量能被子进程使用，可以使用export命令将其发布为全局变量。使用export发布时，只需指定变量名（可以有多个）即可，也可以通过export命令直接设置新的全局变量：</text:p>
      <text:p text:style-name="P10">[root@svr5 ~]# export yy <text:s/>                            //发布已定义的变量</text:p>
      <text:p text:style-name="P10">[root@svr5 ~]# export XX="1234" <text:s/>                    //发布新变量</text:p>
      <text:p text:style-name="Text_20_body">验证刚刚发布的全局变量：</text:p>
      <text:p text:style-name="P9">[root@svr5 ~]# bash <text:s/>                                //进入bash子Shell环境[root@svr5 ~]# echo $yy <text:s/>                            //查看全局变量的值 .. ..Tarena IT Group[root@svr5 ~]# echo $XX1234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13T11:55:18.185269427</meta:creation-date>
    <dc:date>2019-02-14T09:20:41.461636665</dc:date>
    <dc:creator>root </dc:creator>
    <meta:editing-duration>PT1H29M39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3" meta:paragraph-count="91" meta:word-count="1488" meta:character-count="2620" meta:non-whitespace-character-count="2221"/>
  </office:meta>
</office:document-meta>
</file>